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094cm" fo:min-width="0.844cm"/>
      <style:paragraph-properties style:writing-mode="lr-tb"/>
    </style:style>
    <style:style style:name="gr2" style:family="graphic" style:parent-style-name="standard">
      <style:graphic-properties svg:stroke-color="#000000" draw:fill-color="#ffde59" draw:textarea-horizontal-align="justify" draw:textarea-vertical-align="middle" draw:auto-grow-height="false" fo:min-height="1.094cm" fo:min-width="0.844cm"/>
      <style:paragraph-properties style:writing-mode="lr-tb"/>
    </style:style>
    <style:style style:name="gr3" style:family="graphic" style:parent-style-name="objectwithoutfill">
      <style:graphic-properties svg:stroke-color="#2a6099" draw:fill="none" draw:textarea-vertical-align="middle"/>
      <style:paragraph-properties style:writing-mode="lr-tb"/>
    </style:style>
    <style:style style:name="gr4" style:family="graphic" style:parent-style-name="objectwithoutfill">
      <style:graphic-properties svg:stroke-color="#ff0000" draw:fill="none" draw:textarea-vertical-align="middle"/>
      <style:paragraph-properties style:writing-mode="lr-tb"/>
    </style:style>
    <style:style style:name="gr5" style:family="graphic" style:parent-style-name="objectwithoutfill">
      <style:graphic-properties svg:stroke-color="#00a933" draw:fill="none" draw:textarea-vertical-align="middle"/>
      <style:paragraph-properties style:writing-mode="lr-tb"/>
    </style:style>
    <style:style style:name="gr6" style:family="graphic" style:parent-style-name="objectwithoutfill">
      <style:graphic-properties svg:stroke-color="#800080" draw:fill="none" draw:textarea-vertical-align="middl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top" draw:auto-grow-height="false" fo:min-height="7.41cm" fo:min-width="7.28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de5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.9cm" svg:height="1.9cm" svg:x="22.605cm" svg:y="1.52cm">
          <text:p text:style-name="P1">1º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22.605cm" svg:y="4.838cm">
          <text:p text:style-name="P1">2º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9cm" svg:height="1.9cm" svg:x="22.605cm" svg:y="8.155cm">
          <text:p text:style-name="P1">3º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22.605cm" svg:y="14.79cm">
          <text:p text:style-name="P1">4º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22.605cm" svg:y="18.108cm">
          <text:p text:style-name="P1">5º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22.605cm" svg:y="11.473cm">
          <text:p text:style-name="P1">6º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22.605cm" svg:y="21.425cm">
          <text:p text:style-name="P1">7º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22.605cm" svg:y="24.74cm">
          <text:p text:style-name="P1">8º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9cm" svg:height="1.9cm" svg:x="10.806cm" svg:y="1.521cm">
          <text:p text:style-name="P1">Cla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9cm" svg:height="1.9cm" svg:x="10.806cm" svg:y="4.839cm">
          <text:p text:style-name="P1">Ton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9cm" svg:height="1.9cm" svg:x="10.806cm" svg:y="8.156cm">
          <text:p text:style-name="P1">S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9cm" svg:height="1.9cm" svg:x="10.806cm" svg:y="14.791cm">
          <text:p text:style-name="P1"><text:span text:style-name="T1">Mathe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9cm" svg:height="1.9cm" svg:x="10.806cm" svg:y="18.109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9cm" svg:height="1.9cm" svg:x="10.806cm" svg:y="11.474cm">
          <text:p text:style-name="P1">Car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9cm" svg:height="1.9cm" svg:x="10.806cm" svg:y="21.426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9cm" svg:height="1.9cm" svg:x="10.806cm" svg:y="24.741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2.428cm" svg:y1="3.143cm" svg:x2="22.883cm" svg:y2="8.433cm" draw:start-shape="id1" draw:start-glue-point="9" draw:end-shape="id2" draw:end-glue-point="5" svg:d="M12428 3143l10455 5290" svg:viewBox="0 0 10456 5291">
          <text:p text:style-name="P1">2</text:p>
        </draw:connector>
        <draw:connector draw:style-name="gr4" draw:text-style-name="P3" draw:layer="layout" draw:type="line" svg:x1="12.428cm" svg:y1="1.799cm" svg:x2="22.883cm" svg:y2="8.433cm" draw:start-shape="id1" draw:start-glue-point="11" draw:end-shape="id2" draw:end-glue-point="5" svg:d="M12428 1799l10455 6634" svg:viewBox="0 0 10456 6635">
          <text:p text:style-name="P1">1</text:p>
        </draw:connector>
        <draw:connector draw:style-name="gr5" draw:text-style-name="P3" draw:layer="layout" draw:type="line" svg:x1="12.706cm" svg:y1="5.789cm" svg:x2="22.605cm" svg:y2="9.105cm" draw:start-shape="id3" draw:start-glue-point="10" draw:end-shape="id2" draw:end-glue-point="6" svg:d="M12706 5789l9899 3316" svg:viewBox="0 0 9900 3317">
          <text:p text:style-name="P1">2</text:p>
        </draw:connector>
        <draw:connector draw:style-name="gr4" draw:text-style-name="P3" draw:layer="layout" draw:type="line" svg:x1="12.428cm" svg:y1="8.434cm" svg:x2="22.883cm" svg:y2="9.777cm" draw:start-shape="id4" draw:start-glue-point="11" draw:end-shape="id2" draw:end-glue-point="7" svg:d="M12428 8434l10455 1343" svg:viewBox="0 0 10456 1344">
          <text:p text:style-name="P1">1</text:p>
        </draw:connector>
        <draw:connector draw:style-name="gr6" draw:text-style-name="P3" draw:layer="layout" draw:type="line" svg:x1="12.428cm" svg:y1="11.752cm" svg:x2="23.555cm" svg:y2="10.055cm" draw:start-shape="id5" draw:start-glue-point="11" draw:end-shape="id2" draw:end-glue-point="8" svg:d="M12428 11752l11127-1697" svg:viewBox="0 0 11128 1698">
          <text:p text:style-name="P1">2</text:p>
        </draw:connector>
        <draw:connector draw:style-name="gr7" draw:text-style-name="P3" draw:layer="layout" draw:type="line" svg:x1="12.428cm" svg:y1="15.069cm" svg:x2="23.555cm" svg:y2="10.055cm" draw:start-shape="id6" draw:start-glue-point="11" draw:end-shape="id2" draw:end-glue-point="8" svg:d="M12428 15069l11127-5014" svg:viewBox="0 0 11128 5015">
          <text:p text:style-name="P1">2</text:p>
        </draw:connector>
        <draw:custom-shape draw:style-name="gr8" draw:text-style-name="P5" xml:id="id7" draw:id="id7" draw:layer="layout" svg:width="7.78cm" svg:height="7.66cm" svg:x="1.81cm" svg:y="1.81cm">
          <text:p text:style-name="P1">Professor</text:p>
          <text:p text:style-name="P1"/>
          <text:p text:style-name="P4">- diasAlocados: array</text:p>
          <text:p text:style-name="P4"/>
          <text:p text:style-name="P1"/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5.7cm" svg:y1="1.81cm" svg:x2="5.7cm" svg:y2="1.81cm" draw:start-shape="id7" draw:end-shape="id7" svg:d="M5700 1810z" svg:viewBox="0 0 1 1">
          <text:p/>
        </draw:connector>
        <draw:line draw:style-name="gr9" draw:text-style-name="P3" draw:layer="layout" svg:x1="1.84cm" svg:y1="2.95cm" svg:x2="9.56cm" svg:y2="2.95cm">
          <text:p/>
        </draw:line>
        <draw:custom-shape draw:style-name="gr8" draw:text-style-name="P5" draw:layer="layout" svg:width="7.78cm" svg:height="7.66cm" svg:x="1.81cm" svg:y="10.11cm">
          <text:p text:style-name="P1">Período</text:p>
          <text:p text:style-name="P1"/>
          <text:p text:style-name="P4">- </text:p>
          <text:p text:style-name="P4"/>
          <text:p text:style-name="P1"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.84cm" svg:y1="11.15cm" svg:x2="9.56cm" svg:y2="11.1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20T18:14:11.111000000</meta:creation-date>
    <dc:date>2022-06-20T19:15:30.665000000</dc:date>
    <meta:editing-duration>PT20M27S</meta:editing-duration>
    <meta:editing-cycles>1</meta:editing-cycles>
    <meta:document-statistic meta:object-count="27"/>
    <meta:generator>LibreOffice/7.1.5.2$Windows_X86_64 LibreOffice_project/85f04e9f809797b8199d13c421bd8a2b025d52b5</meta:generator>
  </office:meta>
</office:document-meta>
</file>